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3.284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1.106cm"/>
    </style:style>
    <style:style style:name="co5" style:family="table-column">
      <style:table-column-properties fo:break-before="auto" style:column-width="1.0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44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6.007cm" svg:height="8.997cm" svg:x="31.057cm" svg:y="2.279cm">
            <draw:object draw:notify-on-update-of-ranges="Tabelle1.A3:Tabelle1.A3 Tabelle1.A4:Tabelle1.A19 Tabelle1.AB3:Tabelle1.AB3 Tabelle1.AB4:Tabelle1.AB19 Tabelle1.AC3:Tabelle1.AC3 Tabelle1.AC4:Tabelle1.AC19 Tabelle1.AD3:Tabelle1.AD3 Tabelle1.AD4:Tabelle1.AD19 Tabelle1.AE3:Tabelle1.AE3 Tabelle1.AE4:Tabelle1.AE19 Tabelle1.AF3:Tabelle1.AF3 Tabelle1.AF4:Tabelle1.AF19 Tabelle1.AG3:Tabelle1.AG3 Tabelle1.AG4:Tabelle1.AG19 Tabelle1.AH3:Tabelle1.AH3 Tabelle1.AH4:Tabelle1.AH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7cm" svg:height="8.997cm" svg:x="31.335cm" svg:y="12.597cm">
            <draw:object draw:notify-on-update-of-ranges="Tabelle1.A3:Tabelle1.A3 Tabelle1.A20:Tabelle1.A35 Tabelle1.AB3:Tabelle1.AB3 Tabelle1.AB20:Tabelle1.AB35 Tabelle1.AC3:Tabelle1.AC3 Tabelle1.AC20:Tabelle1.AC35 Tabelle1.AD3:Tabelle1.AD3 Tabelle1.AD20:Tabelle1.AD35 Tabelle1.AE3:Tabelle1.AE3 Tabelle1.AE20:Tabelle1.AE35 Tabelle1.AF3:Tabelle1.AF3 Tabelle1.AF20:Tabelle1.AF35 Tabelle1.AG3:Tabelle1.AG3 Tabelle1.AG20:Tabelle1.AG35 Tabelle1.AH3:Tabelle1.AH3 Tabelle1.AH20:Tabelle1.AH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07cm" svg:height="8.998cm" svg:x="31.582cm" svg:y="23.063cm">
            <draw:object draw:notify-on-update-of-ranges="Tabelle1.A3:Tabelle1.A3 Tabelle1.A36:Tabelle1.A51 Tabelle1.AB3:Tabelle1.AB3 Tabelle1.AB36:Tabelle1.AB51 Tabelle1.AC3:Tabelle1.AC3 Tabelle1.AC36:Tabelle1.AC51 Tabelle1.AD3:Tabelle1.AD3 Tabelle1.AD36:Tabelle1.AD51 Tabelle1.AE3:Tabelle1.AE3 Tabelle1.AE36:Tabelle1.AE51 Tabelle1.AF3:Tabelle1.AF3 Tabelle1.AF36:Tabelle1.AF51 Tabelle1.AG3:Tabelle1.AG3 Tabelle1.AG36:Tabelle1.AG51 Tabelle1.AH3:Tabelle1.AH3 Tabelle1.AH36:Tabelle1.AH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.007cm" svg:height="8.998cm" svg:x="31.86cm" svg:y="33.351cm">
            <draw:object draw:notify-on-update-of-ranges="Tabelle1.A3:Tabelle1.A3 Tabelle1.A52:Tabelle1.A67 Tabelle1.AB3:Tabelle1.AB3 Tabelle1.AB52:Tabelle1.AB67 Tabelle1.AC3:Tabelle1.AC3 Tabelle1.AC52:Tabelle1.AC67 Tabelle1.AD3:Tabelle1.AD3 Tabelle1.AD52:Tabelle1.AD67 Tabelle1.AE3:Tabelle1.AE3 Tabelle1.AE52:Tabelle1.AE67 Tabelle1.AF3:Tabelle1.AF3 Tabelle1.AF52:Tabelle1.AF67 Tabelle1.AG3:Tabelle1.AG3 Tabelle1.AG52:Tabelle1.AG67 Tabelle1.AH3:Tabelle1.AH3 Tabelle1.AH52:Tabelle1.AH6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,/experimental_data/comparison1-3prem/</text:p>
          </table:table-cell>
          <table:table-cell office:value-type="string" calcext:value-type="string">
            <text:p>fff, integrate</text:p>
          </table:table-cell>
          <table:table-cell table:number-columns-repeated="32"/>
        </table:table-row>
        <table:table-row table:style-name="ro1">
          <table:table-cell table:number-columns-repeated="34"/>
        </table:table-row>
        <table:table-row table:style-name="ro2">
          <table:table-cell table:style-name="ce1" office:value-type="string" calcext:value-type="string">
            <text:p><text:s/>ID</text:p>
          </table:table-cell>
          <table:table-cell table:style-name="ce1" office:value-type="string" calcext:value-type="string">
            <text:p>Data structure</text:p>
          </table:table-cell>
          <table:table-cell table:style-name="ce1" office:value-type="string" calcext:value-type="string">
            <text:p>Insert type</text:p>
          </table:table-cell>
          <table:table-cell table:style-name="ce1" office:value-type="string" calcext:value-type="string">
            <text:p>Merge type</text:p>
          </table:table-cell>
          <table:table-cell table:style-name="ce1" office:value-type="string" calcext:value-type="string">
            <text:p>Nested supermodels</text:p>
          </table:table-cell>
          <table:table-cell table:style-name="ce1" office:value-type="string" calcext:value-type="string">
            <text:p>Neighborhood graph removal cap</text:p>
          </table:table-cell>
          <table:table-cell table:style-name="ce1" office:value-type="string" calcext:value-type="string">
            <text:p>Bounded list size limit</text:p>
          </table:table-cell>
          <table:table-cell table:style-name="ce1" office:value-type="string" calcext:value-type="string">
            <text:p>BST depth limit</text:p>
          </table:table-cell>
          <table:table-cell table:style-name="ce1" office:value-type="string" calcext:value-type="string">
            <text:p>Activation function</text:p>
          </table:table-cell>
          <table:table-cell table:style-name="ce1" office:value-type="string" calcext:value-type="string">
            <text:p>Conclusion</text:p>
          </table:table-cell>
          <table:table-cell table:style-name="ce1" office:value-type="string" calcext:value-type="string">
            <text:p>Move operations for focus</text:p>
          </table:table-cell>
          <table:table-cell table:style-name="ce1" office:value-type="string" calcext:value-type="string">
            <text:p>Move distance for focus</text:p>
          </table:table-cell>
          <table:table-cell table:style-name="ce1" office:value-type="string" calcext:value-type="string">
            <text:p>Write operations</text:p>
          </table:table-cell>
          <table:table-cell table:style-name="ce1" office:value-type="string" calcext:value-type="string">
            <text:p>Insert operations</text:p>
          </table:table-cell>
          <table:table-cell table:style-name="ce1" office:value-type="string" calcext:value-type="string">
            <text:p>Merge operations</text:p>
          </table:table-cell>
          <table:table-cell table:style-name="ce1" office:value-type="string" calcext:value-type="string">
            <text:p>Supermodels created</text:p>
          </table:table-cell>
          <table:table-cell table:style-name="ce1" office:value-type="string" calcext:value-type="string">
            <text:p>Supermodels accessed</text:p>
          </table:table-cell>
          <table:table-cell table:style-name="ce1" office:value-type="string" calcext:value-type="string">
            <text:p>Premise direction changes</text:p>
          </table:table-cell>
          <table:table-cell table:style-name="ce1" office:value-type="string" calcext:value-type="string">
            <text:p>Focus direction changes</text:p>
          </table:table-cell>
          <table:table-cell table:style-name="ce1" office:value-type="string" calcext:value-type="string">
            <text:p>Model in attention/focus changes</text:p>
          </table:table-cell>
          <table:table-cell table:style-name="ce1" office:value-type="string" calcext:value-type="string">
            <text:p>Annotation operations</text:p>
          </table:table-cell>
          <table:table-cell table:style-name="ce1" office:value-type="string" calcext:value-type="string">
            <text:p>Grouping operations</text:p>
          </table:table-cell>
          <table:table-cell table:style-name="ce1" office:value-type="string" calcext:value-type="string">
            <text:p>Size of grouped models</text:p>
          </table:table-cell>
          <table:table-cell table:style-name="ce1" office:value-type="string" calcext:value-type="string">
            <text:p>BST depth</text:p>
          </table:table-cell>
          <table:table-cell table:style-name="ce1" office:value-type="string" calcext:value-type="string">
            <text:p>Focus key distance in BST</text:p>
          </table:table-cell>
          <table:table-cell table:style-name="ce1" office:value-type="string" calcext:value-type="string">
            <text:p>Single models/layers created</text:p>
          </table:table-cell>
          <table:table-cell table:style-name="ce1" office:value-type="string" calcext:value-type="string">
            <text:p>Single models/layers deleted</text:p>
          </table:table-cell>
          <table:table-cell table:style-name="ce1" office:value-type="string" calcext:value-type="string">
            <text:p>Sum of all difficulty measures</text:p>
          </table:table-cell>
          <table:table-cell table:style-name="ce1" office:value-type="string" calcext:value-type="string">
            <text:p>Sum of focus ops</text:p>
          </table:table-cell>
          <table:table-cell table:style-name="ce1" office:value-type="string" calcext:value-type="string">
            <text:p>Sum of focus ops (no distance)</text:p>
          </table:table-cell>
          <table:table-cell table:style-name="ce1" office:value-type="string" calcext:value-type="string">
            <text:p>Sum of focus ops (only distance)</text:p>
          </table:table-cell>
          <table:table-cell table:style-name="ce1" office:value-type="string" calcext:value-type="string">
            <text:p>Sum of merge ops</text:p>
          </table:table-cell>
          <table:table-cell table:style-name="ce1" office:value-type="string" calcext:value-type="string">
            <text:p>Sum of model ops</text:p>
          </table:table-cell>
          <table:table-cell table:style-name="ce1" office:value-type="string" calcext:value-type="string">
            <text:p>correct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narySearchTree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inite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integrat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x - 10</text:p>
            <text:p/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</table:table>
      <table:named-expressions/>
      <table:database-ranges>
        <table:database-range table:name="__Anonymous_Sheet_DB__0" table:target-range-address="Tabelle1.A3:Tabelle1.AH6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7T17:22:15.974747742</dc:date>
    <dc:creator>phina </dc:creator>
    <meta:document-statistic meta:table-count="1" meta:cell-count="2212" meta:object-count="4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8cm" svg:height="8.998cm" xlink:href=".." xlink:type="simple" chart:class="chart:bar" chart:style-name="ch1">
        <chart:title svg:x="6.148cm" svg:y="0.315cm" chart:style-name="ch2">
          <text:p>BinarySearchTree</text:p>
        </chart:title>
        <chart:subtitle svg:x="5.103cm" svg:y="1.299cm" chart:style-name="ch3">
          <text:p>comparison1-3prem, fff, integrate</text:p>
        </chart:subtitle>
        <chart:legend chart:legend-position="end" svg:x="9.954cm" svg:y="2.309cm" style:legend-expansion="high" chart:style-name="ch4"/>
        <chart:plot-area chart:style-name="ch5" table:cell-range-address="Tabelle1.A3:Tabelle1.A19 Tabelle1.AB3:Tabelle1.AH19" chart:data-source-has-labels="both" svg:x="0.32cm" svg:y="2.187cm" svg:width="9.314cm" svg:height="6.632cm">
          <chartooo:coordinate-region svg:x="1.127cm" svg:y="2.386cm" svg:width="8.507cm" svg:height="5.786cm"/>
          <chart:axis chart:dimension="x" chart:name="primary-x" chart:style-name="ch6" chartooo:axis-type="auto">
            <chartooo:date-scale/>
            <chart:categories table:cell-range-address="Tabelle1.A4:Tabelle1.A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AB4:Tabelle1.AB19" chart:label-cell-address="Tabelle1.AB3:Tabelle1.AB3" chart:class="chart:bar">
            <chart:data-point chart:repeated="16"/>
          </chart:series>
          <chart:series chart:style-name="ch10" chart:values-cell-range-address="Tabelle1.AC4:Tabelle1.AC19" chart:label-cell-address="Tabelle1.AC3:Tabelle1.AC3" chart:class="chart:bar">
            <chart:data-point chart:repeated="16"/>
          </chart:series>
          <chart:series chart:style-name="ch11" chart:values-cell-range-address="Tabelle1.AD4:Tabelle1.AD19" chart:label-cell-address="Tabelle1.AD3:Tabelle1.AD3" chart:class="chart:bar">
            <chart:data-point chart:repeated="16"/>
          </chart:series>
          <chart:series chart:style-name="ch12" chart:values-cell-range-address="Tabelle1.AE4:Tabelle1.AE19" chart:label-cell-address="Tabelle1.AE3:Tabelle1.AE3" chart:class="chart:bar">
            <chart:data-point chart:repeated="16"/>
          </chart:series>
          <chart:series chart:style-name="ch13" chart:values-cell-range-address="Tabelle1.AF4:Tabelle1.AF19" chart:label-cell-address="Tabelle1.AF3:Tabelle1.AF3" chart:class="chart:bar">
            <chart:data-point chart:repeated="16"/>
          </chart:series>
          <chart:series chart:style-name="ch14" chart:values-cell-range-address="Tabelle1.AG4:Tabelle1.AG19" chart:label-cell-address="Tabelle1.AG3:Tabelle1.AG3" chart:class="chart:bar">
            <chart:data-point chart:repeated="16"/>
          </chart:series>
          <chart:series chart:style-name="ch15" chart:values-cell-range-address="Tabelle1.AH4:Tabelle1.AH19" chart:label-cell-address="Tabelle1.AH3:Tabelle1.AH3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of all difficulty measures</text:p>
                <draw:g>
                  <svg:desc>Tabelle1.AB3:Tabelle1.AB3</svg:desc>
                </draw:g>
              </table:table-cell>
              <table:table-cell office:value-type="string">
                <text:p>Sum of focus ops</text:p>
                <draw:g>
                  <svg:desc>Tabelle1.AC3:Tabelle1.AC3</svg:desc>
                </draw:g>
              </table:table-cell>
              <table:table-cell office:value-type="string">
                <text:p>Sum of focus ops (no distance)</text:p>
                <draw:g>
                  <svg:desc>Tabelle1.AD3:Tabelle1.AD3</svg:desc>
                </draw:g>
              </table:table-cell>
              <table:table-cell office:value-type="string">
                <text:p>Sum of focus ops (only distance)</text:p>
                <draw:g>
                  <svg:desc>Tabelle1.AE3:Tabelle1.AE3</svg:desc>
                </draw:g>
              </table:table-cell>
              <table:table-cell office:value-type="string">
                <text:p>Sum of merge ops</text:p>
                <draw:g>
                  <svg:desc>Tabelle1.AF3:Tabelle1.AF3</svg:desc>
                </draw:g>
              </table:table-cell>
              <table:table-cell office:value-type="string">
                <text:p>Sum of model ops</text:p>
                <draw:g>
                  <svg:desc>Tabelle1.AG3:Tabelle1.AG3</svg:desc>
                </draw:g>
              </table:table-cell>
              <table:table-cell office:value-type="string">
                <text:p>correct1</text:p>
                <draw:g>
                  <svg:desc>Tabelle1.AH3:Tabelle1.AH3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Tabelle1.A4:Tabelle1.A19</svg:desc>
                </draw:g>
              </table:table-cell>
              <table:table-cell office:value-type="float" office:value="17">
                <text:p>17</text:p>
                <draw:g>
                  <svg:desc>Tabelle1.AB4:Tabelle1.AB19</svg:desc>
                </draw:g>
              </table:table-cell>
              <table:table-cell office:value-type="float" office:value="7">
                <text:p>7</text:p>
                <draw:g>
                  <svg:desc>Tabelle1.AC4:Tabelle1.AC19</svg:desc>
                </draw:g>
              </table:table-cell>
              <table:table-cell office:value-type="float" office:value="4">
                <text:p>4</text:p>
                <draw:g>
                  <svg:desc>Tabelle1.AD4:Tabelle1.AD19</svg:desc>
                </draw:g>
              </table:table-cell>
              <table:table-cell office:value-type="float" office:value="4">
                <text:p>4</text:p>
                <draw:g>
                  <svg:desc>Tabelle1.AE4:Tabelle1.AE19</svg:desc>
                </draw:g>
              </table:table-cell>
              <table:table-cell office:value-type="float" office:value="0">
                <text:p>0</text:p>
                <draw:g>
                  <svg:desc>Tabelle1.AF4:Tabelle1.AF19</svg:desc>
                </draw:g>
              </table:table-cell>
              <table:table-cell office:value-type="float" office:value="1">
                <text:p>1</text:p>
                <draw:g>
                  <svg:desc>Tabelle1.AG4:Tabelle1.AG19</svg:desc>
                </draw:g>
              </table:table-cell>
              <table:table-cell office:value-type="float" office:value="72">
                <text:p>72</text:p>
                <draw:g>
                  <svg:desc>Tabelle1.AH4:Tabelle1.AH19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8cm" svg:height="8.998cm" xlink:href=".." xlink:type="simple" chart:class="chart:bar" chart:style-name="ch1">
        <chart:title svg:x="7.312cm" svg:y="0.315cm" chart:style-name="ch2">
          <text:p>Graph</text:p>
        </chart:title>
        <chart:subtitle svg:x="5.103cm" svg:y="1.299cm" chart:style-name="ch3">
          <text:p>comparison1-3prem, fff, integrate</text:p>
        </chart:subtitle>
        <chart:legend chart:legend-position="end" svg:x="9.954cm" svg:y="2.309cm" style:legend-expansion="high" chart:style-name="ch4"/>
        <chart:plot-area chart:style-name="ch5" table:cell-range-address="Tabelle1.A3:Tabelle1.A3 Tabelle1.A20:Tabelle1.A35 Tabelle1.AB3:Tabelle1.AH3 Tabelle1.AB20:Tabelle1.AH35" chart:data-source-has-labels="both" svg:x="0.32cm" svg:y="2.187cm" svg:width="9.314cm" svg:height="6.632cm">
          <chartooo:coordinate-region svg:x="1.127cm" svg:y="2.386cm" svg:width="8.507cm" svg:height="5.786cm"/>
          <chart:axis chart:dimension="x" chart:name="primary-x" chart:style-name="ch6" chartooo:axis-type="auto">
            <chartooo:date-scale/>
            <chart:categories table:cell-range-address="Tabelle1.A20:Tabelle1.A3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AB20:Tabelle1.AB35" chart:label-cell-address="Tabelle1.AB3:Tabelle1.AB3" chart:class="chart:bar">
            <chart:data-point chart:repeated="16"/>
          </chart:series>
          <chart:series chart:style-name="ch10" chart:values-cell-range-address="Tabelle1.AC20:Tabelle1.AC35" chart:label-cell-address="Tabelle1.AC3:Tabelle1.AC3" chart:class="chart:bar">
            <chart:data-point chart:repeated="16"/>
          </chart:series>
          <chart:series chart:style-name="ch11" chart:values-cell-range-address="Tabelle1.AD20:Tabelle1.AD35" chart:label-cell-address="Tabelle1.AD3:Tabelle1.AD3" chart:class="chart:bar">
            <chart:data-point chart:repeated="16"/>
          </chart:series>
          <chart:series chart:style-name="ch12" chart:values-cell-range-address="Tabelle1.AE20:Tabelle1.AE35" chart:label-cell-address="Tabelle1.AE3:Tabelle1.AE3" chart:class="chart:bar">
            <chart:data-point chart:repeated="16"/>
          </chart:series>
          <chart:series chart:style-name="ch13" chart:values-cell-range-address="Tabelle1.AF20:Tabelle1.AF35" chart:label-cell-address="Tabelle1.AF3:Tabelle1.AF3" chart:class="chart:bar">
            <chart:data-point chart:repeated="16"/>
          </chart:series>
          <chart:series chart:style-name="ch14" chart:values-cell-range-address="Tabelle1.AG20:Tabelle1.AG35" chart:label-cell-address="Tabelle1.AG3:Tabelle1.AG3" chart:class="chart:bar">
            <chart:data-point chart:repeated="16"/>
          </chart:series>
          <chart:series chart:style-name="ch15" chart:values-cell-range-address="Tabelle1.AH20:Tabelle1.AH35" chart:label-cell-address="Tabelle1.AH3:Tabelle1.AH3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of all difficulty measures</text:p>
                <draw:g>
                  <svg:desc>Tabelle1.AB3:Tabelle1.AB3</svg:desc>
                </draw:g>
              </table:table-cell>
              <table:table-cell office:value-type="string">
                <text:p>Sum of focus ops</text:p>
                <draw:g>
                  <svg:desc>Tabelle1.AC3:Tabelle1.AC3</svg:desc>
                </draw:g>
              </table:table-cell>
              <table:table-cell office:value-type="string">
                <text:p>Sum of focus ops (no distance)</text:p>
                <draw:g>
                  <svg:desc>Tabelle1.AD3:Tabelle1.AD3</svg:desc>
                </draw:g>
              </table:table-cell>
              <table:table-cell office:value-type="string">
                <text:p>Sum of focus ops (only distance)</text:p>
                <draw:g>
                  <svg:desc>Tabelle1.AE3:Tabelle1.AE3</svg:desc>
                </draw:g>
              </table:table-cell>
              <table:table-cell office:value-type="string">
                <text:p>Sum of merge ops</text:p>
                <draw:g>
                  <svg:desc>Tabelle1.AF3:Tabelle1.AF3</svg:desc>
                </draw:g>
              </table:table-cell>
              <table:table-cell office:value-type="string">
                <text:p>Sum of model ops</text:p>
                <draw:g>
                  <svg:desc>Tabelle1.AG3:Tabelle1.AG3</svg:desc>
                </draw:g>
              </table:table-cell>
              <table:table-cell office:value-type="string">
                <text:p>correct1</text:p>
                <draw:g>
                  <svg:desc>Tabelle1.AH3:Tabelle1.AH3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Tabelle1.A20:Tabelle1.A35</svg:desc>
                </draw:g>
              </table:table-cell>
              <table:table-cell office:value-type="float" office:value="12">
                <text:p>12</text:p>
                <draw:g>
                  <svg:desc>Tabelle1.AB20:Tabelle1.AB35</svg:desc>
                </draw:g>
              </table:table-cell>
              <table:table-cell office:value-type="float" office:value="6">
                <text:p>6</text:p>
                <draw:g>
                  <svg:desc>Tabelle1.AC20:Tabelle1.AC35</svg:desc>
                </draw:g>
              </table:table-cell>
              <table:table-cell office:value-type="float" office:value="3">
                <text:p>3</text:p>
                <draw:g>
                  <svg:desc>Tabelle1.AD20:Tabelle1.AD35</svg:desc>
                </draw:g>
              </table:table-cell>
              <table:table-cell office:value-type="float" office:value="4">
                <text:p>4</text:p>
                <draw:g>
                  <svg:desc>Tabelle1.AE20:Tabelle1.AE35</svg:desc>
                </draw:g>
              </table:table-cell>
              <table:table-cell office:value-type="float" office:value="0">
                <text:p>0</text:p>
                <draw:g>
                  <svg:desc>Tabelle1.AF20:Tabelle1.AF35</svg:desc>
                </draw:g>
              </table:table-cell>
              <table:table-cell office:value-type="float" office:value="1">
                <text:p>1</text:p>
                <draw:g>
                  <svg:desc>Tabelle1.AG20:Tabelle1.AG35</svg:desc>
                </draw:g>
              </table:table-cell>
              <table:table-cell office:value-type="float" office:value="72">
                <text:p>72</text:p>
                <draw:g>
                  <svg:desc>Tabelle1.AH20:Tabelle1.AH35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8cm" svg:height="8.999cm" xlink:href=".." xlink:type="simple" chart:class="chart:bar" chart:style-name="ch1">
        <chart:title svg:x="6.902cm" svg:y="0.315cm" chart:style-name="ch2">
          <text:p>InfiniteList</text:p>
        </chart:title>
        <chart:subtitle svg:x="5.103cm" svg:y="1.299cm" chart:style-name="ch3">
          <text:p>comparison1-3prem, fff, integrate</text:p>
        </chart:subtitle>
        <chart:legend chart:legend-position="end" svg:x="9.954cm" svg:y="2.309cm" style:legend-expansion="high" chart:style-name="ch4"/>
        <chart:plot-area chart:style-name="ch5" table:cell-range-address="Tabelle1.A3:Tabelle1.A3 Tabelle1.A36:Tabelle1.A51 Tabelle1.AB3:Tabelle1.AH3 Tabelle1.AB36:Tabelle1.AH51" chart:data-source-has-labels="both" svg:x="0.32cm" svg:y="2.187cm" svg:width="9.314cm" svg:height="6.633cm">
          <chartooo:coordinate-region svg:x="1.127cm" svg:y="2.387cm" svg:width="8.507cm" svg:height="5.786cm"/>
          <chart:axis chart:dimension="x" chart:name="primary-x" chart:style-name="ch6" chartooo:axis-type="auto">
            <chartooo:date-scale/>
            <chart:categories table:cell-range-address="Tabelle1.A36:Tabelle1.A5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AB36:Tabelle1.AB51" chart:label-cell-address="Tabelle1.AB3:Tabelle1.AB3" chart:class="chart:bar">
            <chart:data-point chart:repeated="16"/>
          </chart:series>
          <chart:series chart:style-name="ch10" chart:values-cell-range-address="Tabelle1.AC36:Tabelle1.AC51" chart:label-cell-address="Tabelle1.AC3:Tabelle1.AC3" chart:class="chart:bar">
            <chart:data-point chart:repeated="16"/>
          </chart:series>
          <chart:series chart:style-name="ch11" chart:values-cell-range-address="Tabelle1.AD36:Tabelle1.AD51" chart:label-cell-address="Tabelle1.AD3:Tabelle1.AD3" chart:class="chart:bar">
            <chart:data-point chart:repeated="16"/>
          </chart:series>
          <chart:series chart:style-name="ch12" chart:values-cell-range-address="Tabelle1.AE36:Tabelle1.AE51" chart:label-cell-address="Tabelle1.AE3:Tabelle1.AE3" chart:class="chart:bar">
            <chart:data-point chart:repeated="16"/>
          </chart:series>
          <chart:series chart:style-name="ch13" chart:values-cell-range-address="Tabelle1.AF36:Tabelle1.AF51" chart:label-cell-address="Tabelle1.AF3:Tabelle1.AF3" chart:class="chart:bar">
            <chart:data-point chart:repeated="16"/>
          </chart:series>
          <chart:series chart:style-name="ch14" chart:values-cell-range-address="Tabelle1.AG36:Tabelle1.AG51" chart:label-cell-address="Tabelle1.AG3:Tabelle1.AG3" chart:class="chart:bar">
            <chart:data-point chart:repeated="16"/>
          </chart:series>
          <chart:series chart:style-name="ch15" chart:values-cell-range-address="Tabelle1.AH36:Tabelle1.AH51" chart:label-cell-address="Tabelle1.AH3:Tabelle1.AH3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of all difficulty measures</text:p>
                <draw:g>
                  <svg:desc>Tabelle1.AB3:Tabelle1.AB3</svg:desc>
                </draw:g>
              </table:table-cell>
              <table:table-cell office:value-type="string">
                <text:p>Sum of focus ops</text:p>
                <draw:g>
                  <svg:desc>Tabelle1.AC3:Tabelle1.AC3</svg:desc>
                </draw:g>
              </table:table-cell>
              <table:table-cell office:value-type="string">
                <text:p>Sum of focus ops (no distance)</text:p>
                <draw:g>
                  <svg:desc>Tabelle1.AD3:Tabelle1.AD3</svg:desc>
                </draw:g>
              </table:table-cell>
              <table:table-cell office:value-type="string">
                <text:p>Sum of focus ops (only distance)</text:p>
                <draw:g>
                  <svg:desc>Tabelle1.AE3:Tabelle1.AE3</svg:desc>
                </draw:g>
              </table:table-cell>
              <table:table-cell office:value-type="string">
                <text:p>Sum of merge ops</text:p>
                <draw:g>
                  <svg:desc>Tabelle1.AF3:Tabelle1.AF3</svg:desc>
                </draw:g>
              </table:table-cell>
              <table:table-cell office:value-type="string">
                <text:p>Sum of model ops</text:p>
                <draw:g>
                  <svg:desc>Tabelle1.AG3:Tabelle1.AG3</svg:desc>
                </draw:g>
              </table:table-cell>
              <table:table-cell office:value-type="string">
                <text:p>correct1</text:p>
                <draw:g>
                  <svg:desc>Tabelle1.AH3:Tabelle1.AH3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Tabelle1.A36:Tabelle1.A51</svg:desc>
                </draw:g>
              </table:table-cell>
              <table:table-cell office:value-type="float" office:value="13">
                <text:p>13</text:p>
                <draw:g>
                  <svg:desc>Tabelle1.AB36:Tabelle1.AB51</svg:desc>
                </draw:g>
              </table:table-cell>
              <table:table-cell office:value-type="float" office:value="7">
                <text:p>7</text:p>
                <draw:g>
                  <svg:desc>Tabelle1.AC36:Tabelle1.AC51</svg:desc>
                </draw:g>
              </table:table-cell>
              <table:table-cell office:value-type="float" office:value="4">
                <text:p>4</text:p>
                <draw:g>
                  <svg:desc>Tabelle1.AD36:Tabelle1.AD51</svg:desc>
                </draw:g>
              </table:table-cell>
              <table:table-cell office:value-type="float" office:value="4">
                <text:p>4</text:p>
                <draw:g>
                  <svg:desc>Tabelle1.AE36:Tabelle1.AE51</svg:desc>
                </draw:g>
              </table:table-cell>
              <table:table-cell office:value-type="float" office:value="0">
                <text:p>0</text:p>
                <draw:g>
                  <svg:desc>Tabelle1.AF36:Tabelle1.AF51</svg:desc>
                </draw:g>
              </table:table-cell>
              <table:table-cell office:value-type="float" office:value="1">
                <text:p>1</text:p>
                <draw:g>
                  <svg:desc>Tabelle1.AG36:Tabelle1.AG51</svg:desc>
                </draw:g>
              </table:table-cell>
              <table:table-cell office:value-type="float" office:value="72">
                <text:p>72</text:p>
                <draw:g>
                  <svg:desc>Tabelle1.AH36:Tabelle1.AH51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8cm" svg:height="8.999cm" xlink:href=".." xlink:type="simple" chart:class="chart:bar" chart:style-name="ch1">
        <chart:title svg:x="6.915cm" svg:y="0.315cm" chart:style-name="ch2">
          <text:p>LinkedList</text:p>
        </chart:title>
        <chart:subtitle svg:x="5.103cm" svg:y="1.299cm" chart:style-name="ch3">
          <text:p>comparison1-3prem, fff, integrate</text:p>
        </chart:subtitle>
        <chart:legend chart:legend-position="end" svg:x="9.954cm" svg:y="2.309cm" style:legend-expansion="high" chart:style-name="ch4"/>
        <chart:plot-area chart:style-name="ch5" table:cell-range-address="Tabelle1.A3:Tabelle1.A3 Tabelle1.A52:Tabelle1.A67 Tabelle1.AB3:Tabelle1.AH3 Tabelle1.AB52:Tabelle1.AH67" chart:data-source-has-labels="both" svg:x="0.32cm" svg:y="2.187cm" svg:width="9.314cm" svg:height="6.633cm">
          <chartooo:coordinate-region svg:x="1.127cm" svg:y="2.387cm" svg:width="8.507cm" svg:height="5.786cm"/>
          <chart:axis chart:dimension="x" chart:name="primary-x" chart:style-name="ch6" chartooo:axis-type="auto">
            <chartooo:date-scale/>
            <chart:categories table:cell-range-address="Tabelle1.A52:Tabelle1.A6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AB52:Tabelle1.AB67" chart:label-cell-address="Tabelle1.AB3:Tabelle1.AB3" chart:class="chart:bar">
            <chart:data-point chart:repeated="16"/>
          </chart:series>
          <chart:series chart:style-name="ch10" chart:values-cell-range-address="Tabelle1.AC52:Tabelle1.AC67" chart:label-cell-address="Tabelle1.AC3:Tabelle1.AC3" chart:class="chart:bar">
            <chart:data-point chart:repeated="16"/>
          </chart:series>
          <chart:series chart:style-name="ch11" chart:values-cell-range-address="Tabelle1.AD52:Tabelle1.AD67" chart:label-cell-address="Tabelle1.AD3:Tabelle1.AD3" chart:class="chart:bar">
            <chart:data-point chart:repeated="16"/>
          </chart:series>
          <chart:series chart:style-name="ch12" chart:values-cell-range-address="Tabelle1.AE52:Tabelle1.AE67" chart:label-cell-address="Tabelle1.AE3:Tabelle1.AE3" chart:class="chart:bar">
            <chart:data-point chart:repeated="16"/>
          </chart:series>
          <chart:series chart:style-name="ch13" chart:values-cell-range-address="Tabelle1.AF52:Tabelle1.AF67" chart:label-cell-address="Tabelle1.AF3:Tabelle1.AF3" chart:class="chart:bar">
            <chart:data-point chart:repeated="16"/>
          </chart:series>
          <chart:series chart:style-name="ch14" chart:values-cell-range-address="Tabelle1.AG52:Tabelle1.AG67" chart:label-cell-address="Tabelle1.AG3:Tabelle1.AG3" chart:class="chart:bar">
            <chart:data-point chart:repeated="16"/>
          </chart:series>
          <chart:series chart:style-name="ch15" chart:values-cell-range-address="Tabelle1.AH52:Tabelle1.AH67" chart:label-cell-address="Tabelle1.AH3:Tabelle1.AH3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of all difficulty measures</text:p>
                <draw:g>
                  <svg:desc>Tabelle1.AB3:Tabelle1.AB3</svg:desc>
                </draw:g>
              </table:table-cell>
              <table:table-cell office:value-type="string">
                <text:p>Sum of focus ops</text:p>
                <draw:g>
                  <svg:desc>Tabelle1.AC3:Tabelle1.AC3</svg:desc>
                </draw:g>
              </table:table-cell>
              <table:table-cell office:value-type="string">
                <text:p>Sum of focus ops (no distance)</text:p>
                <draw:g>
                  <svg:desc>Tabelle1.AD3:Tabelle1.AD3</svg:desc>
                </draw:g>
              </table:table-cell>
              <table:table-cell office:value-type="string">
                <text:p>Sum of focus ops (only distance)</text:p>
                <draw:g>
                  <svg:desc>Tabelle1.AE3:Tabelle1.AE3</svg:desc>
                </draw:g>
              </table:table-cell>
              <table:table-cell office:value-type="string">
                <text:p>Sum of merge ops</text:p>
                <draw:g>
                  <svg:desc>Tabelle1.AF3:Tabelle1.AF3</svg:desc>
                </draw:g>
              </table:table-cell>
              <table:table-cell office:value-type="string">
                <text:p>Sum of model ops</text:p>
                <draw:g>
                  <svg:desc>Tabelle1.AG3:Tabelle1.AG3</svg:desc>
                </draw:g>
              </table:table-cell>
              <table:table-cell office:value-type="string">
                <text:p>correct1</text:p>
                <draw:g>
                  <svg:desc>Tabelle1.AH3:Tabelle1.AH3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Tabelle1.A52:Tabelle1.A67</svg:desc>
                </draw:g>
              </table:table-cell>
              <table:table-cell office:value-type="float" office:value="13">
                <text:p>13</text:p>
                <draw:g>
                  <svg:desc>Tabelle1.AB52:Tabelle1.AB67</svg:desc>
                </draw:g>
              </table:table-cell>
              <table:table-cell office:value-type="float" office:value="7">
                <text:p>7</text:p>
                <draw:g>
                  <svg:desc>Tabelle1.AC52:Tabelle1.AC67</svg:desc>
                </draw:g>
              </table:table-cell>
              <table:table-cell office:value-type="float" office:value="4">
                <text:p>4</text:p>
                <draw:g>
                  <svg:desc>Tabelle1.AD52:Tabelle1.AD67</svg:desc>
                </draw:g>
              </table:table-cell>
              <table:table-cell office:value-type="float" office:value="4">
                <text:p>4</text:p>
                <draw:g>
                  <svg:desc>Tabelle1.AE52:Tabelle1.AE67</svg:desc>
                </draw:g>
              </table:table-cell>
              <table:table-cell office:value-type="float" office:value="0">
                <text:p>0</text:p>
                <draw:g>
                  <svg:desc>Tabelle1.AF52:Tabelle1.AF67</svg:desc>
                </draw:g>
              </table:table-cell>
              <table:table-cell office:value-type="float" office:value="1">
                <text:p>1</text:p>
                <draw:g>
                  <svg:desc>Tabelle1.AG52:Tabelle1.AG67</svg:desc>
                </draw:g>
              </table:table-cell>
              <table:table-cell office:value-type="float" office:value="72">
                <text:p>72</text:p>
                <draw:g>
                  <svg:desc>Tabelle1.AH52:Tabelle1.AH67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